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officeooo:rsid="0008a31a" officeooo:paragraph-rsid="0008a31a" style:font-size-asian="22pt" style:font-size-complex="22pt"/>
    </style:style>
    <style:style style:name="P2" style:family="paragraph" style:parent-style-name="Standard" style:list-style-name="L1">
      <style:text-properties fo:font-size="22pt" officeooo:paragraph-rsid="0008a31a" style:font-size-asian="22pt" style:font-size-complex="22pt"/>
    </style:style>
    <style:style style:name="P3" style:family="paragraph" style:parent-style-name="Standard" style:list-style-name="L1">
      <style:text-properties fo:font-size="22pt" officeooo:rsid="0008a31a" officeooo:paragraph-rsid="0008a31a" style:font-size-asian="22pt" style:font-size-complex="22pt"/>
    </style:style>
    <style:style style:name="P4" style:family="paragraph" style:parent-style-name="Standard" style:list-style-name="L1">
      <style:text-properties fo:font-size="22pt" officeooo:rsid="0008a31a" officeooo:paragraph-rsid="000ee268" style:font-size-asian="22pt" style:font-size-complex="22pt"/>
    </style:style>
    <style:style style:name="P5" style:family="paragraph" style:parent-style-name="Standard" style:list-style-name="L1">
      <style:text-properties fo:font-size="22pt" officeooo:rsid="000a9de9" officeooo:paragraph-rsid="000a9de9" style:font-size-asian="22pt" style:font-size-complex="22pt"/>
    </style:style>
    <style:style style:name="P6" style:family="paragraph" style:parent-style-name="Standard" style:list-style-name="L1">
      <style:text-properties fo:font-size="22pt" officeooo:rsid="000b03da" officeooo:paragraph-rsid="000b03da" style:font-size-asian="22pt" style:font-size-complex="22pt"/>
    </style:style>
    <style:style style:name="P7" style:family="paragraph" style:parent-style-name="Standard" style:list-style-name="L1">
      <style:text-properties fo:font-size="22pt" officeooo:rsid="000bdd44" officeooo:paragraph-rsid="000bdd44" style:font-size-asian="22pt" style:font-size-complex="22pt"/>
    </style:style>
    <style:style style:name="P8" style:family="paragraph" style:parent-style-name="Standard" style:list-style-name="L1">
      <style:text-properties fo:font-size="22pt" officeooo:rsid="000f3a16" officeooo:paragraph-rsid="000f3a16" style:font-size-asian="22pt" style:font-size-complex="22pt"/>
    </style:style>
    <style:style style:name="T1" style:family="text">
      <style:text-properties officeooo:rsid="0008a31a"/>
    </style:style>
    <style:style style:name="T2" style:family="text">
      <style:text-properties officeooo:rsid="000bdd44"/>
    </style:style>
    <style:style style:name="T3" style:family="text">
      <style:text-properties officeooo:rsid="000e4f92"/>
    </style:style>
    <style:style style:name="T4" style:family="text">
      <style:text-properties officeooo:rsid="000ee26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Zon Directory</text:p>
      <text:list text:style-name="L1">
        <text:list-item>
          <text:p text:style-name="P2"><text:span text:style-name="T1">Like Twitter+Kindle+LiveJournal+Dmoz+ </text:span><text:span text:style-name="T3">seamlessly integrated</text:span></text:p>
        </text:list-item>
        <text:list-item>
          <text:p text:style-name="P3">We pay authors</text:p>
        </text:list-item>
        <text:list-item>
          <text:p text:style-name="P8">Good for indie authors</text:p>
        </text:list-item>
        <text:list-item>
          <text:p text:style-name="P3">Advanced affiliate program</text:p>
          <text:list>
            <text:list-item>
              <text:p text:style-name="P3">for <text:span text:style-name="T2">leading </text:span><text:span text:style-name="T4">to us</text:span><text:span text:style-name="T2"> </text:span>buyers</text:p>
            </text:list-item>
            <text:list-item>
              <text:p text:style-name="P4">for <text:span text:style-name="T2">leading </text:span><text:span text:style-name="T4">to us</text:span><text:span text:style-name="T2"> </text:span>sellers</text:p>
            </text:list-item>
          </text:list>
        </text:list-item>
        <text:list-item>
          <text:p text:style-name="P5">Every item (post, link, other folder, etc.) is in one or more folders.</text:p>
          <text:list>
            <text:list-item>
              <text:p text:style-name="P5">Two kinds of folders: owned and communal.</text:p>
              <text:list>
                <text:list-item>
                  <text:p text:style-name="P5">Folders with subfolders can be new Dmoz.</text:p>
                </text:list-item>
              </text:list>
            </text:list-item>
          </text:list>
        </text:list-item>
        <text:list-item>
          <text:p text:style-name="P6">Implemented using Internet Computer blockchain.</text:p>
          <text:list>
            <text:list-item>
              <text:p text:style-name="P6">Both backend and frontend on-chain.</text:p>
            </text:list-item>
          </text:list>
        </text:list-item>
        <text:list-item>
          <text:p text:style-name="P7">We order items in folders in three ways:</text:p>
          <text:list>
            <text:list-item>
              <text:p text:style-name="P7">by order in time</text:p>
            </text:list-item>
            <text:list-item>
              <text:p text:style-name="P7">by user voting</text:p>
            </text:list-item>
            <text:list-item>
              <text:p text:style-name="P7">by how many was paid to us (ads)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03:53:32.959831479</meta:creation-date>
    <meta:generator>LibreOffice/24.2.4.2$Linux_X86_64 LibreOffice_project/420$Build-2</meta:generator>
    <dc:date>2024-07-21T03:17:45.169111308</dc:date>
    <meta:editing-duration>PT6M31S</meta:editing-duration>
    <meta:editing-cycles>8</meta:editing-cycles>
    <meta:document-statistic meta:table-count="0" meta:image-count="0" meta:object-count="0" meta:page-count="1" meta:paragraph-count="16" meta:word-count="101" meta:character-count="533" meta:non-whitespace-character-count="463"/>
  </office:meta>
</office:document-meta>
</file>